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87867" officeooo:paragraph-rsid="00087867" style:font-weight-asian="bold" style:font-weight-complex="bold"/>
    </style:style>
    <style:style style:name="P2" style:family="paragraph" style:parent-style-name="Standard">
      <style:paragraph-properties fo:text-align="justify" style:justify-single-word="false"/>
      <style:text-properties fo:font-weight="normal" officeooo:rsid="000ab60a" officeooo:paragraph-rsid="000ab60a" style:font-weight-asian="normal" style:font-weight-complex="normal"/>
    </style:style>
    <style:style style:name="P3" style:family="paragraph" style:parent-style-name="Standard">
      <style:paragraph-properties fo:text-align="center" style:justify-single-word="false"/>
      <style:text-properties fo:language="en" fo:country="US" fo:font-weight="bold" officeooo:rsid="00087867" officeooo:paragraph-rsid="00087867" style:font-size-asian="10.5pt" style:font-weight-asian="bold" style:font-weight-complex="bold"/>
    </style:style>
    <style:style style:name="P4" style:family="paragraph" style:parent-style-name="Standard">
      <style:paragraph-properties fo:text-align="start" style:justify-single-word="false"/>
      <style:text-properties fo:language="en" fo:country="US" fo:font-weight="bold" officeooo:rsid="00087867" officeooo:paragraph-rsid="00087867" style:font-size-asian="10.5pt" style:font-weight-asian="bold" style:font-weight-complex="bold"/>
    </style:style>
    <style:style style:name="P5" style:family="paragraph" style:parent-style-name="Standard">
      <style:paragraph-properties fo:text-align="justify" style:justify-single-word="false"/>
      <style:text-properties fo:language="en" fo:country="US" fo:font-weight="bold" officeooo:rsid="000ab60a" officeooo:paragraph-rsid="000ab60a" style:font-size-asian="10.5pt" style:font-weight-asian="bold" style:font-weight-complex="bold"/>
    </style:style>
    <style:style style:name="P6" style:family="paragraph" style:parent-style-name="Standard">
      <style:paragraph-properties fo:text-align="justify" style:justify-single-word="false"/>
      <style:text-properties fo:language="en" fo:country="US" fo:font-weight="bold" officeooo:rsid="000dc892" officeooo:paragraph-rsid="000dc892" style:font-size-asian="10.5pt" style:font-weight-asian="bold" style:font-weight-complex="bold"/>
    </style:style>
    <style:style style:name="P7" style:family="paragraph" style:parent-style-name="Standard">
      <style:paragraph-properties fo:text-align="justify" style:justify-single-word="false"/>
      <style:text-properties fo:language="en" fo:country="US" fo:font-weight="bold" officeooo:rsid="000b27a4" officeooo:paragraph-rsid="000b27a4" style:font-size-asian="10.5pt" style:font-weight-asian="bold" style:font-weight-complex="600"/>
    </style:style>
    <style:style style:name="P8" style:family="paragraph" style:parent-style-name="Standard">
      <style:paragraph-properties fo:text-align="justify" style:justify-single-word="false"/>
      <style:text-properties fo:language="en" fo:country="US" fo:font-weight="normal" officeooo:rsid="000ab60a" officeooo:paragraph-rsid="000ab60a" style:font-size-asian="10.5pt"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0b27a4" officeooo:paragraph-rsid="000b27a4" style:font-size-asian="10.5pt"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0cd3f0" officeooo:paragraph-rsid="000cd3f0" style:font-size-asian="10.5pt" style:font-weight-asian="normal" style:font-weight-complex="normal"/>
    </style:style>
    <style:style style:name="P11" style:family="paragraph" style:parent-style-name="Standard">
      <style:paragraph-properties fo:text-align="justify" style:justify-single-word="false"/>
      <style:text-properties fo:language="en" fo:country="US" fo:font-weight="normal" officeooo:rsid="000dc892" officeooo:paragraph-rsid="000dc892" style:font-size-asian="10.5pt"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eguimientoProject</text:p>
      <text:p text:style-name="P3"/>
      <text:p text:style-name="P3"/>
      <text:p text:style-name="P4">By Evinracher</text:p>
      <text:p text:style-name="P4"/>
      <text:p text:style-name="P5">Introduction:</text:p>
      <text:p text:style-name="P5"/>
      <text:p text:style-name="P8">This project is for have a control about certain matters in my life. Something like a report. This reports are a requirement of Pan. To do the report’s generation more easy, I am going to do a computer program that allow generate a report<text:tab/>from certain parameters, then I am going to print it and save it in a <text:s/>folder.</text:p>
      <text:p text:style-name="P2"/>
      <text:p text:style-name="P7">Program Function:</text:p>
      <text:p text:style-name="P7"/>
      <text:p text:style-name="P9">The program is going to write a report in a file of text. Probably, I am going to implement that the program can save certain data and read this data, like for example the current semester, the current english level, the current subjects. The program ask to the user for several parameters and will use them to generate the report. A important parameter is date, and it is the first parameter.</text:p>
      <text:p text:style-name="P9"/>
      <text:p text:style-name="P10">I hope do it the most automatized possible.</text:p>
      <text:p text:style-name="P10"/>
      <text:p text:style-name="P10"/>
      <text:p text:style-name="P6">Language:</text:p>
      <text:p text:style-name="P6"/>
      <text:p text:style-name="P11">The language in which the project is going to development is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9:31:52.763207702</meta:creation-date>
    <dc:date>2017-11-30T19:29:51.342372971</dc:date>
    <meta:editing-duration>PT1H28M6S</meta:editing-duration>
    <meta:editing-cycles>5</meta:editing-cycles>
    <meta:generator>LibreOffice/5.1.6.2$Linux_X86_64 LibreOffice_project/10m0$Build-2</meta:generator>
    <meta:document-statistic meta:table-count="0" meta:image-count="0" meta:object-count="0" meta:page-count="1" meta:paragraph-count="9" meta:word-count="158" meta:character-count="888" meta:non-whitespace-character-count="738"/>
  </office:meta>
</office:document-meta>
</file>